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560b1"/>
    </style:style>
    <style:style style:name="P2" style:family="paragraph" style:parent-style-name="Text_20_body">
      <style:text-properties officeooo:paragraph-rsid="001560b1"/>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bold" officeooo:paragraph-rsid="0016be12" style:font-weight-asian="bold" style:font-weight-complex="bold"/>
    </style:style>
    <style:style style:name="P5" style:family="paragraph" style:parent-style-name="Text_20_body">
      <style:text-properties officeooo:paragraph-rsid="0016be12"/>
    </style:style>
    <style:style style:name="P6" style:family="paragraph" style:parent-style-name="Text_20_body">
      <style:text-properties officeooo:paragraph-rsid="00173ec3"/>
    </style:style>
    <style:style style:name="P7" style:family="paragraph" style:parent-style-name="Title" style:master-page-name="Standard">
      <style:paragraph-properties style:page-number="1"/>
      <style:text-properties officeooo:paragraph-rsid="001560b1"/>
    </style:style>
    <style:style style:name="P8" style:family="paragraph" style:parent-style-name="Text_20_body">
      <style:text-properties fo:font-weight="bold" officeooo:paragraph-rsid="00173ec3" style:font-weight-asian="bold" style:font-weight-complex="bold"/>
    </style:style>
    <style:style style:name="T1" style:family="text">
      <style:text-properties officeooo:rsid="001560b1"/>
    </style:style>
    <style:style style:name="T2" style:family="text">
      <style:text-properties fo:language="en" fo:country="US"/>
    </style:style>
    <style:style style:name="T3" style:family="text">
      <style:text-properties fo:language="en" fo:country="US" officeooo:rsid="001560b1"/>
    </style:style>
    <style:style style:name="T4" style:family="text">
      <style:text-properties fo:font-weight="bold" style:font-weight-asian="bold" style:font-weight-complex="bold"/>
    </style:style>
    <style:style style:name="T5" style:family="text">
      <style:text-properties officeooo:rsid="0016be12"/>
    </style:style>
    <style:style style:name="T6" style:family="text">
      <style:text-properties officeooo:rsid="00173ec3"/>
    </style:style>
    <style:style style:name="T7" style:family="text">
      <style:text-properties officeooo:rsid="00186e7b"/>
    </style:style>
    <style:style style:name="T8" style:family="text">
      <style:text-properties officeooo:rsid="0018d26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Support Diohine agro-pastoralists in their governance of Faidherbia Albida trees.</text:p>
      <text:p text:style-name="P1"/>
      <text:p text:style-name="P1">L. Broutin , A. Fallot, A. Perrotton, A. Gonin , D. Masse , E. Delay</text:p>
      <text:p text:style-name="P1"/>
      <text:p text:style-name="Text_20_body"/>
      <text:p text:style-name="P3">Presentation Slide</text:p>
      <text:p text:style-name="P2">Hello everyone, today I will present th<text:span text:style-name="T6">e work</text:span> carried out in Senegal by a whole team as part of the DSCATT project, which focuses on carbon storage in <text:span text:style-name="T1">soil</text:span> to mitigate climate change. <text:line-break/>My name is Étienne Dela<text:span text:style-name="T1">y</text:span>, and I work at CIRAD, <text:bookmark text:name="tw-target-text"/><text:span text:style-name="T2">Center for International Cooperation in Agricultural Research for Developmen</text:span><text:span text:style-name="T3">t</text:span>. I am currently assigned to Cheikh Anta Diop University in Dakar within the Polytechnic School <text:span text:style-name="T1">of Dakar</text:span></text:p>
      <text:p text:style-name="P2"/>
      <text:p text:style-name="P2"><text:span text:style-name="T4">Slide 2</text:span> </text:p>
      <text:p text:style-name="P2">So, on this map, you can see the location <text:span text:style-name="T1">of our study. </text:span>Diohine is a small village south of Bambe<text:span text:style-name="T1">y, in</text:span> north of Fatick. On the map, you can see the blue areas, which represent predominantly agricultural zones.</text:p>
      <text:p text:style-name="P2"><text:span text:style-name="T4">Slide 3</text:span> </text:p>
      <text:p text:style-name="P2">We are in a sub-Saharan area heavily marked by the major droughts of the 1970s and 1980s, where there is an environmental urgency to <text:span text:style-name="T1">apprehend</text:span> fertility issues. On the left, you see a <text:span text:style-name="T1">picture</text:span> of a field around the village of Diohine in March. We can observe a few surviving stalks of millet after grazing by transhumant herds that passed through the area. On the right, there is a map showing tree density per square kilometer that we constructed based on the <text:span text:style-name="T1">2020</text:span> Brandt inventory data, which resulted in a publication in Nature. There is significant heterogeneity between different areas on the map.</text:p>
      <text:p text:style-name="P2"/>
      <text:p text:style-name="P2"><text:span text:style-name="T4">Slide 4</text:span> </text:p>
      <text:p text:style-name="P2">As I mentioned earlier, this <text:span text:style-name="T6">study</text:span> is part of the DSCATT project, which involved different countries: France, Kenya, Zimbabwe, and Senegal. I participated in the <text:span text:style-name="T6">Senegalese part of DSCATT</text:span>, where we developed a modeling methodology called <text:span text:style-name="T5">Companion</text:span> Modeling <text:span text:style-name="T5">Approach</text:span> (ComMod), which we named ACARDI. This methodology offers a reinterpretation of a co-constructed conceptual modeling approach with stakeholders. We propose defining their aspirations and the constraints associated with those aspirations. Aspiration and constraint are the first two letters of ACARDI. Once the aspirations and constraints are identified by stakeholders in co-construction workshops, we carried out a conceptual modeling process with them, as shown on the right, based on the ARDI method: Actor Resource Dynamics Interaction.</text:p>
      <text:p text:style-name="P2"/>
      <text:p text:style-name="P4"><text:soft-page-break/>Slide 5 </text:p>
      <text:p text:style-name="P5">The <text:span text:style-name="T6">retults</text:span> I present here is a co-constructed proposal with stakeholders to address one of the aspirations and thus one of the issues of the territory: how to manage the agroforestry park to <text:span text:style-name="T5">apprehend</text:span> environmental degradation.</text:p>
      <text:p text:style-name="P5"/>
      <text:p text:style-name="P4">Slide 6</text:p>
      <text:p text:style-name="P5"><text:s/>To truly co-construct a model with local stakeholders, it needs to be intelligible and manipulable by them. Following the model co-construction workshops I presented in the previous slides, we built a simulation model through interviews, participant observation, and informal exchanges in the village during a 3-month mission living with the communities. On the left photo, we see a man, likely a herder, cutting branches from a tree to feed the livestock. In the center, there is a discussion workshop on the formalization of interactions between entities of the model. On the right, a photo of an interview with a farmer in the field.</text:p>
      <text:p text:style-name="P5"/>
      <text:p text:style-name="P5"><text:span text:style-name="T4">Slide 7</text:span> </text:p>
      <text:p text:style-name="P5">Throughout this anthropological work, an agent-based model was constructed based on the actors' testimonies. This model was then presented to the actors in the form of a poster to <text:span text:style-name="T5">explain</text:span> the processes and interactions in the simulation. On the left, one of the workshops <text:span text:style-name="T6">work</text:span> where each process is explained as understood by the team, and the actors are invited to <text:span text:style-name="T6">criticize</text:span> the understanding of the model's formalism. On the right, an example of a poster that can be found at the back of the room.</text:p>
      <text:p text:style-name="P5"/>
      <text:p text:style-name="P6"><text:span text:style-name="T4">Slide 8</text:span> </text:p>
      <text:p text:style-name="P6">The co-construction of an agent-based model, as interviews progressed and the understanding of the system evolved, served as a compass in the anthropological approach. In fact, the computer formalization raises specific questions that are then returned to the actors to find answers. These questions are entirely derived from qualitative data obtained from interviews and are subsequently confronted with the actors' quantitative vision. In this diagram, starting from an element to be integrated into the model, such as tree cutting by shepherds, several types of questions are raised. On the far left: who are the targets of the action -&gt; how to choose the trees, where to locate them based on what property, what species, etc.</text:p>
      <text:p text:style-name="P6"/>
      <text:p text:style-name="P8">Slide 9 </text:p>
      <text:p text:style-name="P6">This brings us to the actual model, which was developed on the NetLogo platform. Here you can see a screenshot. On the left, a large number of parameters can be manipulated by the modeler. In the center, a map of the territory with rotations, peanut crops, and millet crops. The green dots represent trees, and the red dots represent young tree seedlings that have been destroyed. Finally, on the right, you can see <text:soft-page-break/>different graphs that allow specific indicators of the model to be monitored. All the inputs and outputs of the model were defined with the local actors to make sense in their thought system.</text:p>
      <text:p text:style-name="P6"/>
      <text:p text:style-name="P6"><text:span text:style-name="T4">Slide 10</text:span> </text:p>
      <text:p text:style-name="P6">In this context, the model was designed as an experimental process, a way to continue questioning the system even after the researcher returns to the laboratory. Therefore, the model is considered a crutch for the brain, something that allows to envision things that are otherwise unimaginable and to raise non-intuitive questions. The model provides support for thinking, and it can be considered a full-fledged actor/actant in Bruno Latour's actor-network theory. The parameters we mentioned earlier can be extensively explored and manipulated using tools like openMole, which is an <text:span text:style-name="T6">model</text:span> exploration software. In the left graph, you can see time spent in the field on the x-axis and the number of trees in the fields on the y-axis. Each numbered sub-graph from 1 to 6 represents a cross between two model parameters: the probability of discussion between two farmer agents and the frequency of meetings on agroecology and the benefits of trees. We observe a crossover effect, highlighting the importance of discussions that place trees at the center of concerns, as well as the value of holding awareness meetings to increase the number of trees.</text:p>
      <text:p text:style-name="P6"/>
      <text:p text:style-name="P8">Slide 11 </text:p>
      <text:p text:style-name="P6">Here, you can see two more complex explorations where we used a genetic algorithm to assess the diversity of results produced by the model. On the x-axis, you have <text:span text:style-name="T7">millet</text:span> production, and on the y-axis, you have firewood production. Firewood is obtained from trees that are cut down, and cutting trees reduces the fertility of the <text:span text:style-name="T8">millet</text:span> fields because these trees are leguminous <text:span text:style-name="T6">plants</text:span>. On the left, you see the system's response when surveillance is outsourced to an external entity, typically performed by the water and forestry agency. On the right, surveillance is community-based and carried out by the population itself. We observe that, in the case of surveillance by the water and forestry agency, 1000 production is centered, and firewood production exceeds 30. We highlight two points of interest in the squares: Square 2 represents a situation with very low <text:span text:style-name="T8">millet</text:span> production but relatively high firewood production. Square 1, which is the most interesting in my opinion, represents an area with high <text:span text:style-name="T8">millet</text:span> production but low firewood production. It is worth questioning the community's strategy regarding the priority given to firewood or <text:span text:style-name="T8">millet</text:span> production, as the two are closely linked. This raises questions about local policies on supplying wood or food to the territory and the food security of the population.</text:p>
      <text:p text:style-name="P6"/>
      <text:p text:style-name="P8">Slide 12: </text:p>
      <text:p text:style-name="P6">Conclusion In conclusion, there are a few key messages to keep in mind: the focus on environmental protection that emerged from the aspirations and revealed a local tension between herders and farmers. The narrative proposed by the local populations accentuates this antagonism and puts the focus on a surveillance problem. According to them, more surveillance is needed to reduce tree predation. However, this co-constructed model has also shown us that the greatest tree destruction is caused by <text:soft-page-break/>farmers who, with their plows, uproot young tree seedlings. This result has been extensively debated with our group of actors and has led us to organize a large meeting last month with the 15 villages in the area to share the results of this work and lay the foundations for the first collective rule for the management of Fedherbia.</text:p>
      <text:p text:style-name="P6"><text:span text:style-name="T4">Slide 13</text:span> </text:p>
      <text:p text:style-name="P6"><text:span text:style-name="T6">T</text:span>he <text:span text:style-name="T6">study</text:span> is still ongoing to continue supporting this group of actors and the surrounding villages. We sincerely thank you for your attention, and we are open to any questions you may have. Thank you.</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7T20:43:38.213931499</meta:creation-date>
    <dc:date>2023-06-18T11:42:44.920722060</dc:date>
    <meta:editing-duration>PT36M39S</meta:editing-duration>
    <meta:editing-cycles>5</meta:editing-cycles>
    <meta:generator>LibreOffice/7.5.3.2$Linux_X86_64 LibreOffice_project/50$Build-2</meta:generator>
    <meta:document-statistic meta:table-count="0" meta:image-count="0" meta:object-count="0" meta:page-count="4" meta:paragraph-count="28" meta:word-count="1388" meta:character-count="8504" meta:non-whitespace-character-count="7131"/>
  </office:meta>
</office:document-meta>
</file>